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ataSourceLookup.JndiDataSourc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SourceLookup.getDataSource( String dataSour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